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 draw:auto-grow-height="false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5cm" svg:height="2cm" svg:x="9.5cm" svg:y="7.5cm">
          <text:p text:style-name="P1">ClienteWe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23.5cm" svg:y="7.5cm">
          <text:p text:style-name="P1">Cliente Mon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001cm" svg:x="13.833cm" svg:y="1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2cm" svg:x="9.5cm" svg:y="18cm">
          <text:p text:style-name="P1">MONO Runti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2cm" svg:x="9.5cm" svg:y="15.5cm">
          <text:p text:style-name="P1">XS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cm" svg:height="4.5cm" svg:x="23.5cm" svg:y="13cm">
          <text:p text:style-name="P1">ServidorI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2cm" svg:height="4.5cm" svg:x="16.3cm" svg:y="13cm">
          <text:p text:style-name="P1">Servidor</text:p>
          <text:p text:style-name="P1">Clien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cm" svg:height="2cm" svg:x="9.5cm" svg:y="13cm">
          <text:p text:style-name="P1">Web Servi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9.5cm" svg:y="14.9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9.5cm" svg:y="16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9.5cm" svg:y="13.7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1cm" svg:x="14.4cm" svg:y="13.5cm">
          <text:p/>
          <draw:enhanced-geometry svg:viewBox="0 0 21600 21600" draw:text-areas="?f5 ?f1 ?f6 ?f3" draw:type="left-right-arrow" draw:modifiers="4376.14128623792 6689.310689310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3.5cm" svg:height="1cm" draw:transform="rotate (1.5707963267946) translate (11.5cm 13cm)">
          <text:p/>
          <draw:enhanced-geometry svg:viewBox="0 0 21600 21600" draw:text-areas="?f5 ?f1 ?f6 ?f3" draw:type="left-right-arrow" draw:modifiers="2860.16440790935 7660.339660339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cm" svg:height="0.751cm" svg:x="21.8cm" svg:y="13.749cm">
          <text:p/>
          <draw:enhanced-geometry svg:viewBox="0 0 21600 21600" draw:text-areas="?f5 ?f1 ?f6 ?f3" draw:type="left-right-arrow" draw:modifiers="4376.14128623792 6689.310689310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cm" svg:height="0.751cm" svg:x="21.8cm" svg:y="14.95cm">
          <text:p/>
          <draw:enhanced-geometry svg:viewBox="0 0 21600 21600" draw:text-areas="?f5 ?f1 ?f6 ?f3" draw:type="left-right-arrow" draw:modifiers="4376.14128623792 6689.310689310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cm" svg:height="0.751cm" svg:x="21.8cm" svg:y="16.051cm">
          <text:p/>
          <draw:enhanced-geometry svg:viewBox="0 0 21600 21600" draw:text-areas="?f5 ?f1 ?f6 ?f3" draw:type="left-right-arrow" draw:modifiers="4376.14128623792 6689.310689310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3.5cm" svg:height="1cm" draw:transform="rotate (1.5707963267946) translate (25.5cm 13cm)">
          <text:p/>
          <draw:enhanced-geometry svg:viewBox="0 0 21600 21600" draw:text-areas="?f5 ?f1 ?f6 ?f3" draw:type="left-right-arrow" draw:modifiers="2860.16440790935 7660.339660339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1$Build-9206</meta:generator>
    <meta:initial-creator>Luis Larrateguy</meta:initial-creator>
    <meta:creation-date>2007-09-09T13:04:38</meta:creation-date>
    <dc:creator>Luis Larrateguy</dc:creator>
    <dc:date>2007-09-09T14:49:45</dc:date>
    <meta:editing-cycles>3</meta:editing-cycles>
    <meta:editing-duration>PT13M44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